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076977" officeooo:paragraph-rsid="00076977" style:font-size-asian="18pt" style:font-size-complex="18pt"/>
    </style:style>
    <style:style style:name="P2" style:family="paragraph" style:parent-style-name="Standard">
      <style:text-properties officeooo:rsid="00076977" officeooo:paragraph-rsid="00076977"/>
    </style:style>
    <style:style style:name="P3" style:family="paragraph" style:parent-style-name="Standard">
      <style:text-properties fo:font-weight="bold" officeooo:rsid="00076977" officeooo:paragraph-rsid="00076977" style:font-weight-asian="bold" style:font-weight-complex="bold"/>
    </style:style>
    <style:style style:name="P4" style:family="paragraph" style:parent-style-name="Standard">
      <style:text-properties officeooo:rsid="00086bbb" officeooo:paragraph-rsid="00086bbb"/>
    </style:style>
    <style:style style:name="P5" style:family="paragraph" style:parent-style-name="Standard">
      <style:text-properties fo:font-weight="bold" officeooo:rsid="00091211" officeooo:paragraph-rsid="00091211" style:font-weight-asian="bold" style:font-weight-complex="bold"/>
    </style:style>
    <style:style style:name="P6" style:family="paragraph" style:parent-style-name="Standard">
      <style:text-properties officeooo:rsid="00091211" officeooo:paragraph-rsid="00091211"/>
    </style:style>
    <style:style style:name="P7" style:family="paragraph" style:parent-style-name="Standard">
      <style:text-properties officeooo:rsid="000a29c8" officeooo:paragraph-rsid="000a29c8"/>
    </style:style>
    <style:style style:name="P8" style:family="paragraph" style:parent-style-name="Standard">
      <style:text-properties officeooo:rsid="000b010a" officeooo:paragraph-rsid="000b010a"/>
    </style:style>
    <style:style style:name="P9" style:family="paragraph" style:parent-style-name="Standard">
      <style:text-properties officeooo:rsid="000b52aa" officeooo:paragraph-rsid="000b52aa"/>
    </style:style>
    <style:style style:name="P10" style:family="paragraph" style:parent-style-name="Standard">
      <style:text-properties officeooo:rsid="000b52aa" officeooo:paragraph-rsid="000b647e"/>
    </style:style>
    <style:style style:name="P11" style:family="paragraph" style:parent-style-name="Standard">
      <style:text-properties officeooo:rsid="000b647e" officeooo:paragraph-rsid="000b647e"/>
    </style:style>
    <style:style style:name="P12" style:family="paragraph" style:parent-style-name="Standard">
      <style:text-properties fo:font-weight="bold" officeooo:rsid="000b647e" officeooo:paragraph-rsid="000b647e" style:font-weight-asian="bold" style:font-weight-complex="bold"/>
    </style:style>
    <style:style style:name="P13" style:family="paragraph" style:parent-style-name="Standard">
      <style:text-properties officeooo:rsid="000e8dc8" officeooo:paragraph-rsid="000e8dc8"/>
    </style:style>
    <style:style style:name="T1" style:family="text">
      <style:text-properties officeooo:rsid="0013e871"/>
    </style:style>
    <style:style style:name="T2" style:family="text">
      <style:text-properties officeooo:rsid="0017d6b6"/>
    </style:style>
    <style:style style:name="T3" style:family="text">
      <style:text-properties officeooo:rsid="0014bf0b"/>
    </style:style>
    <style:style style:name="T4" style:family="text">
      <style:text-properties officeooo:rsid="0013f9d8"/>
    </style:style>
    <style:style style:name="T5" style:family="text">
      <style:text-properties officeooo:rsid="0018ad79"/>
    </style:style>
    <style:style style:name="T6" style:family="text">
      <style:text-properties officeooo:rsid="000b64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ermat Flipper</text:p>
      <text:p text:style-name="P2"/>
      <text:p text:style-name="P3">Creating a React Project</text:p>
      <text:p text:style-name="P4">This is a React Project <text:span text:style-name="T1">for</text:span> a simple gallery <text:span text:style-name="T1">image</text:span> browser .</text:p>
      <text:p text:style-name="P2"/>
      <text:p text:style-name="P3">Requirements.</text:p>
      <text:p text:style-name="P4"><text:span text:style-name="T2">B</text:span>uild<text:span text:style-name="T2">ing</text:span> a component w<text:span text:style-name="T1">ith access to</text:span> a list of images <text:span text:style-name="T2">that</text:span> <text:span text:style-name="T2">lets you</text:span> browse through them,<text:span text:style-name="T3"> updating </text:span><text:span text:style-name="T2">S</text:span><text:span text:style-name="T3">tate as the image changes.</text:span></text:p>
      <text:p text:style-name="P4"/>
      <text:p text:style-name="P5">Create New Project</text:p>
      <text:p text:style-name="P6">There’s two ways to build a React project, there’s the CRA tool and Vite <text:span text:style-name="T4">(Veet)</text:span>, and they both <text:span text:style-name="T1">do a similar </text:span><text:span text:style-name="T3">job</text:span>. I’ll be using Vite, so first I’ll <text:span text:style-name="T4">run </text:span><text:span text:style-name="T3">that</text:span><text:span text:style-name="T4"> to create the </text:span>basic project structure. </text:p>
      <text:p text:style-name="P6"/>
      <text:p text:style-name="P7">$ npm create <text:a xlink:type="simple" xlink:href="mailto:vite@latest" text:style-name="Internet_20_link" text:visited-style-name="Visited_20_Internet_20_Link">vite@latest</text:a></text:p>
      <text:p text:style-name="P7"/>
      <text:p text:style-name="P7">$ cd project; npm install; npm install uuid;</text:p>
      <text:p text:style-name="P7"/>
      <text:p text:style-name="P7">This creates the project and installs all the <text:span text:style-name="T1">default</text:span> Vite packages</text:p>
      <text:p text:style-name="P7"/>
      <text:p text:style-name="P8">If we start the server we can check if, all is well.</text:p>
      <text:p text:style-name="P8"/>
      <text:p text:style-name="P8">$ npm run dev</text:p>
      <text:p text:style-name="P8"/>
      <text:p text:style-name="P8">And we can see the React Vite welcome screen so all is as it should be.</text:p>
      <text:p text:style-name="P8"/>
      <text:p text:style-name="P8">A quick run down of the project structure;</text:p>
      <text:p text:style-name="P8">node_modules – contains all the npm packages</text:p>
      <text:p text:style-name="P8">public – any file with a path starting with ‘/’ will be located here. If you look at the this line</text:p>
      <text:p text:style-name="P8"><text:tab/>import viteLogo from ‘/vite.svg’ you can see that that file is located in the public folder</text:p>
      <text:p text:style-name="P8"/>
      <text:p text:style-name="P8">src – this is where the majority of the project files will be. You can organise this however you want</text:p>
      <text:p text:style-name="P8"/>
      <text:p text:style-name="P8">The default React project has three main parts. The index.html file that will be loaded by the browser, the main.jsx file which injects the main react component into the root element and the App.jsx where most of the work is done. </text:p>
      <text:p text:style-name="P8"/>
      <text:p text:style-name="P2"/>
      <text:p text:style-name="P2">UI Sketch</text:p>
      <text:p text:style-name="P4">image: sketch</text:p>
      <text:p text:style-name="P4">To begin I made a <text:span text:style-name="T5">mockup in Figma of</text:span> the UI, and for the impatient, here’s how that ended up.</text:p>
      <text:p text:style-name="P2"/>
      <text:p text:style-name="P2"/>
      <text:p text:style-name="P2"/>
      <text:p text:style-name="P2"/>
      <text:p text:style-name="P3">Creating the User Interface with CSS</text:p>
      <text:p text:style-name="P4">So the first thing I like to do is create the UI using CSS</text:p>
      <text:p text:style-name="P9">The css is divided into a few different files. </text:p>
      <text:p text:style-name="P9">General.css – for default settings for elements, defining scrollbars and inverse text</text:p>
      <text:p text:style-name="P9">fonts.css – contains root variables for the project fonts</text:p>
      <text:p text:style-name="P9">theme.css – root variables for the colors used in the project</text:p>
      <text:p text:style-name="P9">svgBeermat.css – styles for the component that we are designing</text:p>
      <text:p text:style-name="P9"/>
      <text:p text:style-name="P9"><text:soft-page-break/>So now we’ll, go through coding the css for the Beermat Flipper</text:p>
      <text:p text:style-name="P9"/>
      <text:p text:style-name="P10">First we need a container that is square shaped. We’ll assume that the app is being used on a phone and that it in portrait orientation, which is how phones are usually used. We’ll have the component fill 96vw, so that leaves a little space around the edge. <text:span text:style-name="T6">The colours used through out will be red, black and cream.</text:span></text:p>
      <text:p text:style-name="P10"/>
      <text:p text:style-name="P11">Next we need a place for the title,</text:p>
      <text:p text:style-name="P10"/>
      <text:p text:style-name="P11">then the main-pic container</text:p>
      <text:p text:style-name="P10"/>
      <text:p text:style-name="P11">then the picture description</text:p>
      <text:p text:style-name="P10"/>
      <text:p text:style-name="P10"/>
      <text:p text:style-name="P12">Wiring Up the SVG’s</text:p>
      <text:p text:style-name="P13">The left and right arrows are SVG’s made using Inkscape. They’re super quick to do and it allows you control over lots of different things using css and javascript. In this project we’ll just be toggling the color on hover and animating a short bounce using a little gsap</text:p>
      <text:p text:style-name="P10"/>
      <text:p text:style-name="P10"><text:s/></text:p>
      <text:p text:style-name="P9"/>
      <text:p text:style-name="P9"><text:s/></text:p>
      <text:p text:style-name="P3">Wiring Up the App in React</text:p>
      <text:p text:style-name="P2"/>
      <text:p text:style-name="P2">Components and Props</text:p>
      <text:p text:style-name="P2">Props and Closure Functions</text:p>
      <text:p text:style-name="P2">Handling State</text:p>
      <text:p text:style-name="P2">Immutability of State in React</text:p>
      <text:p text:style-name="P2">Mutability Vs Immutability of Data Types in Javascript</text:p>
      <text:p text:style-name="P2"/>
      <text:p text:style-name="P2"/>
      <text:p text:style-name="P2">Responsive Design</text:p>
      <text:p text:style-name="P2"/>
      <text:p text:style-name="P2">Video Overview</text:p>
      <text:p text:style-name="P2"/>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3:34:01.304350302</meta:creation-date>
    <dc:date>2024-10-09T23:48:07.145722377</dc:date>
    <meta:editing-duration>PT2H38M18S</meta:editing-duration>
    <meta:editing-cycles>14</meta:editing-cycles>
    <meta:generator>LibreOffice/24.8.0.3$Linux_X86_64 LibreOffice_project/0bdf1299c94fe897b119f97f3c613e9dca6be583</meta:generator>
    <meta:document-statistic meta:table-count="0" meta:image-count="0" meta:object-count="0" meta:page-count="2" meta:paragraph-count="46" meta:word-count="509" meta:character-count="2813" meta:non-whitespace-character-count="2335"/>
  </office:meta>
</office:document-meta>
</file>